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style:text-position="sub 58%"/>
    </style:style>
    <style:style style:name="T59" style:family="text">
      <style:text-properties fo:font-style="italic" style:font-style-asian="italic" style:font-style-complex="italic"/>
    </style:style>
    <style:style style:name="T60" style:family="text">
      <style:text-properties style:text-position="sub 58%"/>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style:text-position="sub 58%"/>
    </style:style>
    <style:style style:name="T77" style:family="text">
      <style:text-properties fo:font-style="italic" style:font-style-asian="italic" style:font-style-complex="italic"/>
    </style:style>
    <style:style style:name="T78" style:family="text">
      <style:text-properties style:text-position="sub 58%"/>
    </style:style>
    <style:style style:name="T79" style:family="text">
      <style:text-properties fo:font-style="italic" style:font-style-asian="italic" style:font-style-complex="italic"/>
    </style:style>
    <style:style style:name="T80" style:family="text">
      <style:text-properties style:text-position="sub 58%"/>
    </style:style>
    <style:style style:name="T81" style:family="text">
      <style:text-properties fo:font-style="italic" style:font-style-asian="italic" style:font-style-complex="italic"/>
    </style:style>
    <style:style style:name="T82" style:family="text">
      <style:text-properties style:text-position="sub 58%"/>
    </style:style>
    <style:style style:name="T83" style:family="text">
      <style:text-properties fo:font-style="italic" style:font-style-asian="italic" style:font-style-complex="italic"/>
    </style:style>
    <style:style style:name="T84" style:family="text">
      <style:text-properties style:text-position="sub 58%"/>
    </style:style>
    <style:style style:name="T85" style:family="text">
      <style:text-properties fo:font-style="italic" style:font-style-asian="italic" style:font-style-complex="italic"/>
    </style:style>
    <style:style style:name="T86" style:family="text">
      <style:text-properties style:text-position="sub 58%"/>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text-position="sub 58%"/>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text-position="sub 58%"/>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weight="bold" style:font-weight-asian="bold" style:font-weight-complex="bold"/>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text-position="sub 58%"/>
    </style:style>
    <style:style style:name="T159" style:family="text">
      <style:text-properties fo:font-weight="bold" style:font-weight-asian="bold" style:font-weight-complex="bold"/>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text-position="sub 58%"/>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text-position="sub 58%"/>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text-position="sub 58%"/>
    </style:style>
    <style:style style:name="T173" style:family="text">
      <style:text-properties fo:font-weight="bold" style:font-weight-asian="bold" style:font-weight-complex="bold"/>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text-position="sub 58%"/>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text-position="sub 58%"/>
    </style:style>
    <style:style style:name="T180" style:family="text">
      <style:text-properties fo:font-weight="bold" style:font-weight-asian="bold" style:font-weight-complex="bold"/>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text-position="sub 58%"/>
    </style:style>
    <style:style style:name="T203" style:family="text">
      <style:text-properties style:text-position="sub 58%"/>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text-position="sub 58%"/>
    </style:style>
    <style:style style:name="T206" style:family="text">
      <style:text-properties style:text-position="sub 58%"/>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fo:font-style="italic" style:font-style-asian="italic" style:font-style-complex="italic"/>
    </style:style>
    <style:style style:name="T212" style:family="text">
      <style:text-properties style:text-position="sub 58%"/>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text-position="sub 58%"/>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text-position="sub 58%"/>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style:text-position="sub 58%"/>
    </style:style>
    <style:style style:name="T239" style:family="text">
      <style:text-properties fo:font-style="italic" style:font-style-asian="italic" style:font-style-complex="italic"/>
    </style:style>
    <style:style style:name="T240" style:family="text">
      <style:text-properties style:text-position="sub 58%"/>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able1">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ext_20_body"><text:span text:style-name="T1">Role</text:span><text:span text:style-name="T2"> </text:span><text:span text:style-name="T3">of</text:span><text:span text:style-name="T4"> </text:span><text:span text:style-name="T5">alternative</text:span><text:span text:style-name="T6"> </text:span><text:span text:style-name="T7">stable</text:span><text:span text:style-name="T8"> </text:span><text:span text:style-name="T9">states</text:span><text:span text:style-name="T10"> </text:span><text:span text:style-name="T11">on</text:span><text:span text:style-name="T12"> </text:span><text:span text:style-name="T13">Sugar</text:span><text:span text:style-name="T14"> </text:span><text:span text:style-name="T15">maple</text:span><text:span text:style-name="T16"> </text:span><text:span text:style-name="T17">range</text:span><text:span text:style-name="T18"> </text:span><text:span text:style-name="T19">shift</text:span><text:span text:style-name="T20"> </text:span><text:span text:style-name="T21">in</text:span><text:span text:style-name="T22"> </text:span><text:span text:style-name="T23">reaction</text:span><text:span text:style-name="T24"> </text:span><text:span text:style-name="T25">to</text:span><text:span text:style-name="T26"> </text:span><text:span text:style-name="T27">climate</text:span><text:span text:style-name="T28"> </text:span><text:span text:style-name="T29">change.</text:span><text:span text:style-name="T30"> </text:span> 2em Research proposal 1em Master in Wildlife management By Steve Vissault For <text:span text:style-name="T31">Richard</text:span><text:span text:style-name="T32"> </text:span><text:span text:style-name="T33">Cloutier</text:span>, Pr.<text:line-break/>Director of the program committee 2em <text:span text:style-name="T34">Dominique</text:span><text:span text:style-name="T35"> </text:span><text:span text:style-name="T36">Arsenault</text:span>, Pr.<text:line-break/>Jury President 2em <text:span text:style-name="T37">Dominique</text:span><text:span text:style-name="T38"> </text:span><text:span text:style-name="T39">Berteaux</text:span>, Pr.<text:line-break/>Jury Member 2em <text:span text:style-name="T40">Matt</text:span><text:span text:style-name="T41"> </text:span><text:span text:style-name="T42">Talluto</text:span>, PhD<text:line-break/>Research Co-Director 2em <text:span text:style-name="T43">Dominique</text:span><text:span text:style-name="T44"> </text:span><text:span text:style-name="T45">Gravel</text:span>, Pr.<text:line-break/>Research Director Université du Québec à Rimouski<text:line-break/></text:p>
      <text:h text:style-name="Heading_20_1" text:outline-level="1">Introduction</text:h>
      <text:p text:style-name="First_20_paragraph"><text:span text:style-name="T46">Context.</text:span> Sugar maple (<text:span text:style-name="T47">Acer</text:span><text:span text:style-name="T48"> </text:span><text:span text:style-name="T49">saccharum</text:span>) is a widespread and abundant tree species in north-eastern North America. . Predicting shifts of the range of Sugar maple is of prime importance because this species is highly desirable for hardwood and maple syrup production, two large economic sectors in Quebec. This species is dominating the temperate forest up to the boreal- temperate ecotone at its northern range limit . Some representative species of northern forest ecosystems are expected to expand their distribution towards the north following climate warming . According to McKenney (2007) , the climatic conditions favorable to Sugar maple will reach the Ungava bay within the next 100 years, which appears highly improbable because of dispersal limitations and slow population dynamics. This prediction relies on a species distribution model accounting only for climatic conditions; it is recognized that Sugar maple regeneration depends both on macro (<text:span text:style-name="T50">i.e.</text:span> regional climate) and micro environmental conditions (<text:span text:style-name="T51">i.e.</text:span> soil and microtopography) . De Frenne <text:span text:style-name="T52">et</text:span><text:span text:style-name="T53"> </text:span><text:span text:style-name="T54">al.</text:span> (2013) revealed that shifts in species distribution in reaction to climate change can be mitigated by the microconditions (i.e. soil temperature within the forest understory) rather than the macroconditions (i.e temperature rising at regional scale). Hence, the microconditions (e.g. soil, drainage) could delayed future sugar maple establishement towards the boreal forest.<text:line-break/></text:p>
      <text:p text:style-name="Text_20_body">Soil-plant feedbacks are susceptible to impact Sugar maple migration dynamics. Soil properties found in boreal forests differ from those in temperate forest . A deep and poorly-decomposed litter layer is usually found in boreal forests, while the litter of northern hardwood forests is thinner and mainly composed of a superficial leaf mat . The temperature is colder, the snow melts later and the soil is wetter under coniforous trees . Soil acidification causes a reduction in the cation exchange capacity and subsequently decreases availability of some nutrients such as calcium . Sugar maple seedlings have been recognized to be particularly sensitive to waterlogged conditions and soil nutrient content . These properties of coniferous forest soils could hinder the local establishment of species associated with alkaline soils or unable to withstand waterlogged conditions . Migration of temperate tree species is likely to be restricted or delayed by the dominance of coniferous trees . Thus, even if the climatic conditions at the regional scale become favorable to Sugar maple after climate warming, the micro conditions found in the boreal forest could slow seedling establishment . Sugar maple could thus be unable to colonize the boreal forests as a result of strong and localized soil-plant feedbacks .<text:line-break/></text:p>
      <text:p text:style-name="Text_20_body">My general hypothesis that the temperate-boreal forest ecotone is as a system dominated by two alternative states, <text:span text:style-name="T55">i.e.</text:span> contrasted equilibrium states occurring in the same climate conditions : the boreal community and the temperate community, including Sugar maple. Under this hypothesis, the landscape would be a patch mosaic where micro conditions and stand history are driving the spatial occurrence of boreal and temperate communities, despite a regional climate favourable to temperate species . I expect that a climate warming and the subsequent incapacity of Sugar maple to colonize boreal forest stands will create tension between the potential and realized forest composition and consequently that abrupt shifts in community composition are susceptible to occur at the boreal-temperate forest ecotone.<text:line-break/></text:p>
      <text:p text:style-name="Text_20_body"><text:span text:style-name="T56">Objectives.</text:span> The main objective of this project is to investigate the transition between the boreal and temperate forests under different climate change scenarios. In this context, we will test two specific hypotheses: (<text:span text:style-name="T57">H</text:span><text:span text:style-name="T58">1</text:span>) Alternative stable states do co-occur at the boreal-temperate forests ecotone, and (<text:span text:style-name="T59">H</text:span><text:span text:style-name="T60">2</text:span>) the response of Sugar maple to climate change will be delayed in areas where alternative stable states are susceptible to occur. In order to fulfill this objective and test these hypotheses, we will (1) develop a climate-dependent state-transition model (STM) representing the dynamics of the boreal and temperate communities at the landscape scale; (2) study the occurrence of alternative stable states at the temperate-boreal ecotone; and finally (3) run simulations of the temperate community species distribution under different climate change scenarios. The first section of this proposal reviews the context of the study. I present the concept of alternative stable states and critical transitions in forest ecosystem properties. Then after I focus on Sugar maple, its associated community in the temperate biome, and a justification about why alternative stable states are expected to occur at the boreal-temperate forests ecotone. The last section of this proposal describes the model and the methodology that we will employ to achieve the specific objectives.</text:p>
      <text:h text:style-name="Heading_20_1" text:outline-level="1">Review</text:h>
      <text:p text:style-name="First_20_paragraph"><text:span text:style-name="T61">Alternative</text:span><text:span text:style-name="T62"> </text:span><text:span text:style-name="T63">stable</text:span><text:span text:style-name="T64"> </text:span><text:span text:style-name="T65">states</text:span><text:span text:style-name="T66"> </text:span><text:span text:style-name="T67">in</text:span><text:span text:style-name="T68"> </text:span><text:span text:style-name="T69">forest</text:span><text:span text:style-name="T70"> </text:span><text:span text:style-name="T71">ecosystems.</text:span> A community is stable when it persist in a given state, and resist or be resilient to small perturbations . Multiple stables states are possible. The idea that alternative stable states may exist in community ecology was proposed in the late 1960s . May (1977) shown that an ecosystem can be seen as a dynamic system where communities are not constant over time and can change following a modification of the environnement. Ecological communities can reach several equilibrium points or stable states along an environmental gradient . Stable states can persist according to various feedback mechanisms . For instance, in the Sahel or some part of the Amazone area, vegetation may promote precipitation (i.e. positive feedback) and thus the persistence of large tracts of forests. However, loss of vegetation in this region following logging or natural fires can lead to a major change in climate, which because eventually too dry to support the vegetation needed to maintain precipitations . Hence, larger perturbations encountered by the system can generate a change of the state of a community, i.e. the arrangement of species or populations and their interaction with the physical environment .<text:line-break/></text:p>
      <text:p text:style-name="Text_20_body">Ecologists recognize three possible responses of communities to a permanent change in the environment: <text:span text:style-name="T72">(A)</text:span> gradual, <text:span text:style-name="T73">(B)</text:span> basic fold, <text:span text:style-name="T74">(C</text:span>) catastrophic fold (Figure [fig1], upper line). First, when a small modification on environmental condition occurs (e.g, temperature rises), the state of the community can change almost linearly (Figure [fig1].A) . In this case, the whole ecosystem can be seen as a continuum of community along the environmental gradient . Secondly, the entire community can be insensitive to changing environmental conditions over a certain range, but respond strongly when a threshold is reached . For instance, some species mortality can increased sharply when a toxin is added to the environment and a lethal treshold is reached . In this case, the response curve of this natural systeme is not linear but lightly folded. Hence, a small change of the environment such adding a toxin, can lead to major changes in the community state. Lastly, in some strong non-linear systems, the response can be folded backwards and alternative stable states could occur (Figure [fig1] .C). This implies that, for a given environnement, the ecosystem has two alternative stable states (<text:span text:style-name="T75">F</text:span><text:span text:style-name="T76">1</text:span> and <text:span text:style-name="T77">F</text:span><text:span text:style-name="T78">2</text:span>) separated by an unstable equilibrium (yellow zone, figure [fig1] .C). When the system approaches a tipping point on the folded upper branch, it cannot pass smoothly to the lower branch. Small forcing on initial conditions of the state <text:span text:style-name="T79">F</text:span><text:span text:style-name="T80">1</text:span> transfers the system immediately to a different state <text:span text:style-name="T81">F</text:span><text:span text:style-name="T82">2</text:span> (Figure [fig1] .C). At this point, the system is particularly sensitive to the initial conditions. This point is called a bifurcation point and a small forcing can drive the system into backward or forward shifts towards either one of the alternative stable states <text:span text:style-name="T83">F</text:span><text:span text:style-name="T84">1</text:span> or <text:span text:style-name="T85">F</text:span><text:span text:style-name="T86">2</text:span>, also called "attractors" . The main ingredient to create alternative stable states is the occurrence of positive feedbacks . One well known is facilitation processes in ecology and two kinds can be observed in nature. The first one is interspecific facilitation and can be observed across the ecological succession process. Pioneer species pave the way for later successional species, changing gradually the closest environment (e.g. shading, deeper litter) . In this case, the environmental modification by pioneer species can be seen as a positive feedback allowing the establishment of later successional species. The second kind of facilitation is intraspecific where a particular species can promote her own regeneration in the immediate environment. Frelich (1993) hypothized that <text:span text:style-name="T87">Acer</text:span><text:span text:style-name="T88"> </text:span><text:span text:style-name="T89">saccarhum</text:span> and <text:span text:style-name="T90">Tsuga</text:span><text:span text:style-name="T91"> </text:span><text:span text:style-name="T92">canadensis</text:span> regenerations are related to the unique seedbed conditions created by each species, to which conspecific seedlings are specialized. In changing seebed condition, mature trees act as positive feedback to their own regeneration. When the intraspecific facilitation is higher than the interspecific competition, we can observed forest stand dominated by mature trees of <text:span text:style-name="T93">Acer</text:span><text:span text:style-name="T94"> </text:span>saccarhum and else by <text:span text:style-name="T95">Tsuga</text:span><text:span text:style-name="T96"> </text:span><text:span text:style-name="T97">canadensis</text:span>. Hence, either forest stand type can be considered as an alternative stable state. This kind of positive feedback could be present in the the boreal-temperate forests studied .<text:line-break/></text:p>
      <text:p text:style-name="Text_20_body">[t]</text:p>
      <text:p text:style-name="Text_20_body"><draw:frame svg:width="0pt" svg:height="0pt"><draw:image xlink:href="Pictures/0.pdf" xlink:type="simple" xlink:show="embed" xlink:actuate="onLoad"/></draw:frame></text:p>
      <text:p text:style-name="Text_20_body">[fig1]</text:p>
      <text:p text:style-name="Text_20_body"><text:span text:style-name="T98">Natural</text:span><text:span text:style-name="T99"> </text:span><text:span text:style-name="T100">system</text:span><text:span text:style-name="T101"> </text:span><text:span text:style-name="T102">studied.</text:span> Many empirical and modelling studies have been conducted on the transition between forest to non-forests communities (e.g. Boreal-Tundra) . However, little attention has been given to understand forest-forest ecotones . In the case of the boreal-temperate forest transition, there is no distinct boundary; instead a broad transition zone exists where stands dominated by either coniferous or deciduous species co-occur . We hypothesize them to be alternative stable states.</text:p>
      <text:p text:style-name="Text_20_body">The landscape at the temperate-boreal transition is patchy. This structure is often attributed to differences in soils, nutrient status and topographical factors .</text:p>
      <text:p text:style-name="Text_20_body">A positive feedback contributes to the maintenance of the community type if the dominant tree species promotes conditions facilitating its own regeneration .</text:p>
      <text:p text:style-name="Text_20_body">Soil conditions and role of dominant species in regeneration seems to act as main feedbacks on the temperate forest establishment (Figure [fig1].c, upper panel).</text:p>
      <text:p text:style-name="Text_20_body">Soil conditions in a coniferous stand can delay temperate species regeneration (negative feedback) and, on other hand, temperate species establishment can enrich the soil so they promote their own regeneration (positive feedback).</text:p>
      <text:p text:style-name="Text_20_body">In this context, we expect to find forest stands dominated by either boreal species or temperate species and sensitivity to initial conditions. Thus, the soil condition and the role of dominant species in boreal and temperate forests need to be investigate as main drivers in shifts between alternative stable states .</text:p>
      <text:h text:style-name="Heading_20_1" text:outline-level="1">Methods</text:h>
      <text:p text:style-name="First_20_paragraph"><text:span text:style-name="T103">State</text:span><text:span text:style-name="T104"> </text:span><text:span text:style-name="T105">and</text:span><text:span text:style-name="T106"> </text:span><text:span text:style-name="T107">Transitional</text:span><text:span text:style-name="T108"> </text:span><text:span text:style-name="T109">Model.</text:span> This study will be based on a STM representing landscape dynamics at the boreal-temperate transition. Three forest cover types are considered: (i) deciduous, (ii) mixed and (iii) coniferous . Each of these stand types is represented as a state in the STM: <text:span text:style-name="T110">(D)</text:span> Deciduous, <text:span text:style-name="T111">(M)</text:span> Mixed, <text:span text:style-name="T112">(C)</text:span> Coniferous. We also consider the state <text:span text:style-name="T113">(T)</text:span> to represent Transitional stands (green circles, figure [Model]). According to Briske<text:span text:style-name="T114"> </text:span><text:span text:style-name="T115">et</text:span><text:span text:style-name="T116"> </text:span><text:span text:style-name="T117">al.</text:span> (2008) and this STM context, a state means a plant community phase occurring on similar soils that interact with the environment to produce persistent functional and structural attributes .Transition between states are climate-dependant. Transitions between all states are possible except the direct transition between a deciduous and coniferous stand, which requires an intermediate step through state M. Except for the colonization probability (<text:span text:style-name="T118">θ</text:span>), transition probabilities vary with the proportion of coniferous or deciduous found in the neighbourhood to represent dispersal limitations. For instance, the succession rate of a coniferous patch (<text:span text:style-name="T119">β</text:span><text:span text:style-name="T120">c</text:span>) towards a mixed patch (M) depends also on the availability of D and M patches in the landscape (figure [Model]).<text:line-break/></text:p>
      <text:p text:style-name="Text_20_body">L0.45</text:p>
      <text:p text:style-name="Text_20_body">[Model]</text:p>
      <text:p text:style-name="Text_20_body">Ecological processes such as succession and colonization are not the only mecanisms responsible for the transition between two states. Natural disturbances are an important drivers of forest dynamics at the landscape scale (e.g. fire in boreal forest or large windthrow in temperate forest). Small fires promote dominance by deciduous species, while larger and intense fires favour boreal communities . Anthropogenic disturbances such as logging can also produce major change in the forest composition. Dupuis <text:span text:style-name="T121">et</text:span><text:span text:style-name="T122"> </text:span><text:span text:style-name="T123">al.</text:span> (2011) revealed that historical disturbances affected the expansion (maples/aspen) or decline (cedar/spruce) of several species at the northern range limit of temperate trees in eastern Québec . When a disturbance occurs in the actual model, state affected is systematically converted into a transitional state <text:span text:style-name="T124">(T)</text:span>. (Figure [Model]). Thereafter, any transitional patch (<text:span text:style-name="T125">T</text:span>) can be transferred into state C, M or D following a function of probability <text:span text:style-name="T126">ϕ</text:span>. In the conversion case of state T towards C, this flow <text:span text:style-name="T127">ϕ</text:span><text:span text:style-name="T128">c</text:span> incorporates a specific patch regeneration rate (<text:span text:style-name="T129">α</text:span><text:span text:style-name="T130">c</text:span>), as well as the availability of coniferous (<text:span text:style-name="T131">C</text:span> + <text:span text:style-name="T132">M</text:span>) species and the proportion of patches unconverted into a deciduous state, 1 − <text:span text:style-name="T133">α</text:span><text:span text:style-name="T134">d</text:span> ⋅ (<text:span text:style-name="T135">D</text:span> + <text:span text:style-name="T136">M</text:span>) (see caption, figure [Model]). If this patch <text:span text:style-name="T137">C</text:span> is undisturbed, then it could switch to a mixed stand after colonization by deciduous trees with a probability <text:span text:style-name="T138">θ</text:span><text:span text:style-name="T139">c</text:span>. The dynamics of this model can be described with a system of four differential equations. The dynamics of <text:span text:style-name="T140">T</text:span> over the time is described by the following differential equation:</text:p>
      <text:p text:style-name="Text_20_body">$\frac{\delta T}{\delta t} =\epsilon \cdot (C+M+D) - T \cdot (\phi_d + \phi_c + \phi_m)$</text:p>
      <text:p text:style-name="Text_20_body">The differential equations illustrating the dynamics of the other three states (C, M and D) in the system are relatively similar and can be described (with coniferous state as example):</text:p>
      <text:p text:style-name="Text_20_body">$\frac{\delta C}{\delta t} = \phi_c \cdot T + \theta_c \cdot M -\alpha_d \cdot (D+M)\cdot C - \epsilon \cdot C$</text:p>
      <text:p text:style-name="Text_20_body">This model is spatially implicit and assumes that each patch is occupied by one state, thus the proportion of all states sum to 1 in the entire matrix landscape.<text:line-break/></text:p>
      <text:p text:style-name="Text_20_body"><text:span text:style-name="T141">Data</text:span><text:span text:style-name="T142"> </text:span><text:span text:style-name="T143">description.</text:span> The parameterization and validation of the model will be conducted using the QUICC- FOR<text:note text:id="ftn0" text:note-class="footnote"><text:note-citation>1</text:note-citation><text:note-body><text:p text:style-name="Footnote">Quantifying and mapping impact of climate change on the forest productivity in eastern Canada.</text:p></text:note-body></text:note> database containing large permanent (PP) and temporary (TP) sample plots from United States and Canada. The data has been freely provided by partners and covers 3 eastern Canadian provinces (<text:span text:style-name="T144">ca.</text:span> 16,000 plots) and 31 states of eastern USA (<text:span text:style-name="T145">ca.</text:span> 150,000 plots). Surveys started in the 1970s and include up to 5 remeasurements, with the interval between sampling ranging from 5 to 10 years. Data is recorded for seedlings, trees, saplings and stand level. Stem-level information includes diameter at breast height (DBH), species, state of the stem (e. g. alive or dead), height, age and canopy position. Seedling and sapling data provide numbers of individuals by class of DBH and species. The stand-level data includes relevant information about soil deposit, drainage, disturbances, cover type and age and height of the stand. All inventories are geo-referenced. Climatic variables are associated to each plot by interpolating the climatic model ANUSPLIN . We will parameterize the model using annual rainfall (mm) and monthly temperatures (minimum, maximum and average in $^\circ$C) of the 30 years previous to the year of each plot’s sampling. Those variables are used by many authors as good predictors of the distribution of the species investigated in this present study . Filters will be applied to the database prior to the model parameterization. As a first step, out of the 57 species contained in the database, only 28 representative species of the whole sample plots network will be taken into account. Only plots with mesic soil conditions, <text:span text:style-name="T146">i.e.</text:span>, thick deposits with fast to moderate drainage, will be considered for the analysis. We will consider only mature stands with dominant strata containing trees greater than 50 years old. Lastly, plots disturbed by human activities (mostly by logging) will be removed in order to parametrize the model using only natural disturbances.<text:line-break/></text:p>
      <text:p text:style-name="Text_20_body"><text:span text:style-name="T147">Parametrization.</text:span> The model focuses on representative species of the boreal and temperate forest. Relative abundance of each species will be computed from basal area in each of the plots and at each time step (year of measurement). Stands will be considered in one of the four states previously described in the model’s section (Figure [Model]). C, M, D and T states will be classified following their percentage of <text:span text:style-name="T148">B</text:span><text:span text:style-name="T149">a</text:span> in deciduous (<text:span text:style-name="T150">B</text:span><text:span text:style-name="T151">a</text:span><text:span text:style-name="T152">d</text:span>), coniferous (<text:span text:style-name="T153">B</text:span><text:span text:style-name="T154">a</text:span><text:span text:style-name="T155">c</text:span>) or transition species (<text:span text:style-name="T156">B</text:span><text:span text:style-name="T157">a</text:span><text:span text:style-name="T158">t</text:span>) in the plot (Table [bound]). The plots that do not satisfy any of the conditions shown in table [bound] are filtered out.<text:line-break/></text:p>
      <text:p text:style-name="Text_20_body">[h]</text:p>
      <table:table table:name="Table1" table:style-name="Table1">
        <table:table-column table:style-name="Table1.A"/>
        <table:table-column table:style-name="Table1.B"/>
        <table:table-header-rows>
          <table:table-row>
            <table:table-cell table:style-name="Table1.A1" office:value-type="string">
              <text:p text:style-name="Table_20_Heading">States</text:p>
            </table:table-cell>
            <table:table-cell table:style-name="Table1.A1" office:value-type="string">
              <text:p text:style-name="Table_20_Heading">Boundaries</text:p>
            </table:table-cell>
          </table:table-row>
        </table:table-header-rows>
        <table:table-row>
          <table:table-cell table:style-name="Table1.A1" office:value-type="string">
            <text:p text:style-name="Table_20_Contents"><text:span text:style-name="T159">D</text:span></text:p>
          </table:table-cell>
          <table:table-cell table:style-name="Table1.A1" office:value-type="string">
            <text:p text:style-name="Table_20_Contents"><text:span text:style-name="T160">B</text:span><text:span text:style-name="T161">a</text:span><text:span text:style-name="T162">c</text:span> &lt; 25% and <text:span text:style-name="T163">B</text:span><text:span text:style-name="T164">a</text:span><text:span text:style-name="T165">d</text:span> ≥ 75%</text:p>
          </table:table-cell>
        </table:table-row>
        <table:table-row>
          <table:table-cell table:style-name="Table1.A1" office:value-type="string">
            <text:p text:style-name="Table_20_Contents"><text:span text:style-name="T166">C</text:span></text:p>
          </table:table-cell>
          <table:table-cell table:style-name="Table1.A1" office:value-type="string">
            <text:p text:style-name="Table_20_Contents"><text:span text:style-name="T167">B</text:span><text:span text:style-name="T168">a</text:span><text:span text:style-name="T169">c</text:span> ≥ 75% and <text:span text:style-name="T170">B</text:span><text:span text:style-name="T171">a</text:span><text:span text:style-name="T172">d</text:span> &lt; 25%</text:p>
          </table:table-cell>
        </table:table-row>
        <table:table-row>
          <table:table-cell table:style-name="Table1.A1" office:value-type="string">
            <text:p text:style-name="Table_20_Contents"><text:span text:style-name="T173">M</text:span></text:p>
          </table:table-cell>
          <table:table-cell table:style-name="Table1.A1" office:value-type="string">
            <text:p text:style-name="Table_20_Contents"><text:span text:style-name="T174">B</text:span><text:span text:style-name="T175">a</text:span><text:span text:style-name="T176">c</text:span> ≥ 25% and <text:span text:style-name="T177">B</text:span><text:span text:style-name="T178">a</text:span><text:span text:style-name="T179">d</text:span> ≥ 25%</text:p>
          </table:table-cell>
        </table:table-row>
        <table:table-row>
          <table:table-cell table:style-name="Table1.A1" office:value-type="string">
            <text:p text:style-name="Table_20_Contents"><text:span text:style-name="T180">T</text:span></text:p>
          </table:table-cell>
          <table:table-cell table:style-name="Table1.A1" office:value-type="string">
            <text:p text:style-name="Table_20_Contents">!<text:span text:style-name="T181">D</text:span>; !<text:span text:style-name="T182">C</text:span>; !<text:span text:style-name="T183">M</text:span>and <text:span text:style-name="T184">B</text:span><text:span text:style-name="T185">a</text:span><text:span text:style-name="T186">t</text:span> ≥ 75%</text:p>
          </table:table-cell>
        </table:table-row>
      </table:table>
      <text:p text:style-name="First_20_paragraph">[bound]</text:p>
      <text:p text:style-name="Text_20_body">The second step of the parameterization consists of evaluating functions describing the probability of a transition between two states given specific climatic conditions (<text:span text:style-name="T187">C</text:span><text:span text:style-name="T188">l</text:span><text:span text:style-name="T189">i</text:span><text:span text:style-name="T190">m</text:span><text:span text:style-name="T191">a</text:span><text:span text:style-name="T192">t</text:span><text:span text:style-name="T193">e</text:span>, eq. [eq1]) and the proportion of deciduous or coniferous in the neighborhood (<text:span text:style-name="T194">D̂</text:span> and <text:span text:style-name="T195">M̂</text:span>, eq. [eq1]). Hereafter, will focus only on a specific transition <text:span text:style-name="T196">M</text:span> → <text:span text:style-name="T197">T</text:span> but the method is common to represent all transitions. In this example (eq. [eq1]), <text:span text:style-name="T198">D̂</text:span> and <text:span text:style-name="T199">M̂</text:span> are the expected probabilities of observing state D or M in this area given climatic conditions. They are proxy for the deciduous propagule pressure coming from neighbors. They will be estimated using a standard species distribution model (Step 1, eq. [eq1]) auch as the random forest algorithm (R-package, ).</text:p>
      <text:p text:style-name="Text_20_body">$P(D_{t1}|M_{t0}, Climate) = f(\overbrace{Climate, \underbrace{\hat{D}, \hat{M}}_\text{Step 1. RandomForest}}^\text{ Step 2. Multinomial regression})
\label{eq1}$</text:p>
      <text:p text:style-name="Text_20_body">The probability of a transition between two states given the local climatic conditions encounter by a patch (Step 2, eq. [eq1]) will be computed using a multinomial regression (nnet R-package, ). We can summarize this multinomial regression as <text:span text:style-name="T200">P</text:span>(<text:span text:style-name="T201">D</text:span><text:span text:style-name="T202">t</text:span><text:span text:style-name="T203">1</text:span>∣<text:span text:style-name="T204">M</text:span><text:span text:style-name="T205">t</text:span><text:span text:style-name="T206">0</text:span>) ∼ <text:span text:style-name="T207">D̂</text:span> + <text:span text:style-name="T208">M̂</text:span> + <text:span text:style-name="T209">X</text:span><text:span text:style-name="T210">1</text:span> + <text:span text:style-name="T211">X</text:span><text:span text:style-name="T212">2</text:span> + <text:span text:style-name="T213">X</text:span><text:span text:style-name="T214">i</text:span>. . .  where <text:span text:style-name="T215">D̂</text:span> and <text:span text:style-name="T216">M̂</text:span> correspond to the probability of observing any state in the immediate neighbourhood (previously presented) and <text:span text:style-name="T217">X</text:span><text:span text:style-name="T218">i</text:span> a climate variable. Model selection will be performed using Akaike’s information criterion (AIC). Model selected will be used to represent all flows between states.<text:line-break/></text:p>
      <text:p text:style-name="Text_20_body"><text:span text:style-name="T219">Model</text:span><text:span text:style-name="T220"> </text:span><text:span text:style-name="T221">validation</text:span><text:span text:style-name="T222"> </text:span><text:span text:style-name="T223">and</text:span><text:span text:style-name="T224"> </text:span><text:span text:style-name="T225">simulations.</text:span> The model will be validated using the temporary sample plots (TP), an independent dataset present only in the Québec database. Temporary plots will be classified into the same four states. We will compute the proportion of each state by ecoregion ("<text:span text:style-name="T226">Système</text:span><text:span text:style-name="T227"> </text:span><text:span text:style-name="T228">de</text:span><text:span text:style-name="T229"> </text:span><text:span text:style-name="T230">classification</text:span><text:span text:style-name="T231"> </text:span><text:span text:style-name="T232">des</text:span><text:span text:style-name="T233"> </text:span><text:span text:style-name="T234">types</text:span><text:span text:style-name="T235"> </text:span><text:span text:style-name="T236">écologiques</text:span>", MRN) and compare this distribution than predicted by the model. Highest R-squared and lowest Akaike information criterion (AIC) will be associated with the best predictive and parsimonious model. Bias (i.e low R-squared) might indicate that the current forest composition is not at equilibrium and needing further investigations. After the validation, we will assess if alternative stable states are present in the boreal-temperate forests transitions (<text:span text:style-name="T237">H</text:span><text:span text:style-name="T238">1</text:span>). We will run multiple simulations of the spatially implicit model in varying initial conditions i.e. states proportion and climate conditions. In studying the simulations, we expect to find abrupt changes in states proportion over the time. Also, we expect to oberved bimodal distributions of states over a certain range of climate conditions (when the model is at the equilibrium). If these expectations are validated then alternative stable states are present in the boreal- temperate forests system. In this implicit model, rates of transition depend to the proportion of states available in the general system, thus rates of transition are unconditional to the spatially nearest states. This property of the model makes it impossible to assess sugar maple range schift (i.e. dispersal and velocity rates of forest temperate patches) as proposed through hypothesis <text:span text:style-name="T239">H</text:span><text:span text:style-name="T240">2</text:span>. To remedy it, we will embed this model into cellular automaton where each cell corresponds to a state (C,D,M or T). The succession (<text:span text:style-name="T241">β</text:span>), regeneration (<text:span text:style-name="T242">α</text:span>) probabilities of a patch will be positively affected by the presence of states in its four neighboring cells. With this explicit model, we will run simulations in rising climatic conditions such as temperature. This step, in the context of the second hypothesis, allows us to assess sugar maple migration (e.g velocity and time lag) through temperate communities under different climate change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